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undroitunassureur" style:family="table">
      <style:table-properties style:width="16.499cm" table:align="margins" style:writing-mode="lr-tb"/>
    </style:style>
    <style:style style:name="tableundroitunassureur.A" style:family="table-column">
      <style:table-column-properties style:column-width="16.499cm" style:rel-column-width="65535*"/>
    </style:style>
    <style:style style:name="tableundroitunassureur.A1" style:family="table-cell">
      <style:table-cell-properties fo:padding="0cm" fo:border="none"/>
    </style:style>
    <style:style style:name="tablexdroitsunassureur" style:family="table">
      <style:table-properties style:width="16.499cm" table:align="margins" style:writing-mode="lr-tb"/>
    </style:style>
    <style:style style:name="tablexdroitsunassureur.A" style:family="table-column">
      <style:table-column-properties style:column-width="16.499cm" style:rel-column-width="65535*"/>
    </style:style>
    <style:style style:name="tablexdroitsunassureur.A1" style:family="table-cell">
      <style:table-cell-properties fo:padding="0cm" fo:border="none"/>
    </style:style>
    <style:style style:name="tablexdroitsxassureurs" style:family="table">
      <style:table-properties style:width="16.499cm" table:align="margins" style:writing-mode="lr-tb"/>
    </style:style>
    <style:style style:name="tablexdroitsxassureurs.A" style:family="table-column">
      <style:table-column-properties style:column-width="16.499cm" style:rel-column-width="65535*"/>
    </style:style>
    <style:style style:name="tablexdroitsxassureurs.A1" style:family="table-cell">
      <style:table-cell-properties fo:padding="0cm" fo:border="none"/>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Table_20_Contents_20_right">
      <style:paragraph-properties fo:line-height="100%" fo:text-align="justify" style:justify-single-word="false" style:snap-to-layout-grid="false"/>
      <style:text-properties fo:font-variant="normal" fo:text-transform="none" style:font-name="Gill Sans MT_CCJU" fo:font-size="11pt" fo:font-style="normal" fo:font-weight="normal" style:font-size-asian="11pt" style:font-weight-asian="bold" style:font-size-complex="11pt"/>
    </style:style>
    <style:style style:name="P10"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1" style:family="paragraph" style:parent-style-name="Text_20_body" style:master-page-name="">
      <style:paragraph-properties fo:margin-top="0cm" fo:margin-bottom="0cm" style:page-number="auto" fo:break-before="auto" fo:break-after="auto" style:shadow="none">
        <style:tab-stops/>
      </style:paragraph-properties>
      <style:text-properties style:font-name="Gill Sans MT_CCJU" fo:font-size="6pt" style:font-size-asian="6pt" style:font-size-complex="6pt"/>
    </style:style>
    <style:style style:name="T1" style:family="text">
      <style:text-properties fo:language="fr" fo:country="F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able:table table:name="tableundroitunassureur" table:style-name="tableundroitunassureur">
        <table:table-column table:style-name="tableundroitunassureur.A"/>
        <table:table-row>
          <table:table-cell table:style-name="tableundroitunassureur.A1" office:value-type="string">
            <text:p text:style-name="P9">%{HEADER_ROWS:0}%%{RM_IF_NO_DATA:true,0}%%{maligne}%%=CONTENT=%<text:span text:style-name="T1">Nous informerons prochainement votre</text:span> <text:span text:style-name="T1">assureur-maladie de votre</text:span> <text:span text:style-name="T1">droit. Il déduira cette contribution de votre prime de l'assurance-maladie des soins obligatoire, pour autant que celle-ci soit supérieure ou égale à cette contribution, qui, si tel n'est pas le cas, correspondra à la prime facturée. Cette contribution sera déduite, au besoin corrigée, lors de la prochaine facturation de votre</text:span> <text:span text:style-name="T1">assureur‑maladie. Si, toutefois, votre</text:span> <text:span text:style-name="T1">assureur-maladie ne correspond pas à l’assureur susmentionné, nous vous saurions gré de nous remettre </text:span><text:bookmark text:name="TXTM41"/><text:span text:style-name="T1">une copie de votre certificat d'assurance-maladie obligatoire des soins de l'année %=RELATIV1=%.</text:span></text:p>
          </table:table-cell>
        </table:table-row>
      </table:table>
      <table:table table:name="tablexdroitsunassureur" table:style-name="tablexdroitsunassureur">
        <table:table-column table:style-name="tablexdroitsunassureur.A"/>
        <table:table-row>
          <table:table-cell table:style-name="tablexdroitsunassureur.A1" office:value-type="string">
            <text:p text:style-name="P9">%{HEADER_ROWS:0}%%{RM_IF_NO_DATA:true,0}%%{maligne}%%=CONTENT=%<text:span text:style-name="T1">Nous informerons prochainement votre assureur-maladie de vos droits. Il déduira ces contributions de vos primes de l'assurance-maladie des soins obligatoire, pour autant que celles-ci soient supérieures ou égales à ces contributions, qui, si tel n'est pas le cas, correspondra aux primes facturées. Ces contributions seront déduites, au besoin corrigées, lors de la prochaine facturation de votre assureur-maladie. Si, toutefois, votre assureur-maladie ne correspond pas à l’assureur susmentionné, nous vous saurions gré de nous remettre </text:span><text:bookmark text:name="TXTM42"/><text:span text:style-name="T1">une copie de vos certificats d'assurance-maladie obligatoire des soins de l'année %=RELATIV1=%.</text:span></text:p>
          </table:table-cell>
        </table:table-row>
      </table:table>
      <table:table table:name="tablexdroitsxassureurs" table:style-name="tablexdroitsxassureurs">
        <table:table-column table:style-name="tablexdroitsxassureurs.A"/>
        <table:table-row>
          <table:table-cell table:style-name="tablexdroitsxassureurs.A1" office:value-type="string">
            <text:p text:style-name="P9">%{HEADER_ROWS:0}%%{RM_IF_NO_DATA:true,0}%%{maligne}%%=CONTENT=%<text:span text:style-name="T1">Nous informerons prochainement vos assureurs-maladie de vos droits. Ils déduiront ces contributions de vos primes de l'assurance-maladie des soins obligatoire, pour autant que celles-ci soient supérieures ou égales à ces contributions, qui, si tel n'est pas le cas, correspondra aux primes facturées. Ces contributions seront déduites, au besoin corrigées, lors de la prochaine facturation de vos assureurs-maladie. Si, toutefois, vos assureurs-maladie ne correspondent pas à aux assureurs susmentionnés, nous vous saurions gré de nous remettre </text:span><text:bookmark text:name="TXTM43"/><text:span text:style-name="T1">une copie de vos certificats d'assurance-maladie obligatoire des soins de l'année %=RELATIV1=%.</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2-06T16:19:20.26</dc:date>
    <meta:print-date>2003-09-10T06:53:00</meta:print-date>
    <meta:editing-cycles>105</meta:editing-cycles>
    <meta:editing-duration>PT6H10M53S</meta:editing-duration>
    <meta:document-statistic meta:table-count="3" meta:image-count="0" meta:object-count="0" meta:page-count="1" meta:paragraph-count="10" meta:word-count="402" meta:character-count="2959"/>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